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cm" svg:y1="7.4cm" svg:x2="5cm" svg:y2="7.4cm">
          <text:p/>
        </draw:line>
        <draw:custom-shape draw:style-name="gr2" draw:text-style-name="P2" draw:layer="layout" svg:width="1.4cm" svg:height="1cm" svg:x="1.95cm" svg:y="6.925cm">
          <text:p text:style-name="P1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0.9cm" svg:x="1.9cm" svg:y="12.1cm">
          <text:p text:style-name="P1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8cm" svg:height="1.3cm" svg:x="5.4cm" svg:y="6.5cm">
          <text:p text:style-name="P1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cm" svg:height="1.5cm" svg:x="5cm" svg:y="6.9cm">
          <text:p text:style-name="P1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5.6cm" svg:y="11.8cm">
          <text:p text:style-name="P1"><text:span text:style-name="T1">Bluetooth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5.1cm" svg:y="12cm">
          <text:p text:style-name="P1"><text:span text:style-name="T1">Bluetooth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4cm" svg:y1="12.5cm" svg:x2="5.1cm" svg:y2="12.5cm">
          <text:p/>
        </draw:line>
        <draw:frame draw:style-name="gr3" draw:text-style-name="P3" draw:layer="layout" svg:width="1.725cm" svg:height="0.729cm" svg:x="3.375cm" svg:y="6.579cm">
          <draw:text-box>
            <text:p><text:span text:style-name="T1">NMEA</text:span></text:p>
          </draw:text-box>
        </draw:frame>
        <draw:frame draw:style-name="gr4" draw:text-style-name="P4" draw:layer="layout" svg:width="1.979cm" svg:height="0.649cm" svg:x="3.3cm" svg:y="11.7cm">
          <draw:text-box>
            <text:p><text:span text:style-name="T2">Bluetooth</text:span></text:p>
          </draw:text-box>
        </draw:frame>
        <draw:custom-shape draw:style-name="gr2" draw:text-style-name="P5" draw:layer="layout" svg:width="2.8cm" svg:height="2.7cm" svg:x="12.7cm" svg:y="7.3cm">
          <text:p text:style-name="P1"><text:span text:style-name="T3">Decoder</text:span><text:span text:style-name="T3"><text:line-break/></text:span><text:span text:style-name="T3">(gps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1.5cm" svg:x="5.1cm" svg:y="4.5cm">
          <text:p text:style-name="P1"><text:span text:style-name="T1">DBus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cm" svg:height="2.5cm" svg:x="9.2cm" svg:y="7.3cm">
          <text:p text:style-name="P1"><text:span text:style-name="T1">NMEA</text:span></text:p>
          <text:p text:style-name="P1"><text:span text:style-name="T1">raw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8cm" svg:height="1cm" svg:x="5.2cm" svg:y="10.4cm">
          <text:p text:style-name="P1"><text:span text:style-name="T1">Bluetooth</text:span></text:p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cm" svg:height="2.5cm" svg:x="16.6cm" svg:y="7.4cm">
          <text:p text:style-name="P1"><text:span text:style-name="T1">NMEA</text:span></text:p>
          <text:p text:style-name="P1"><text:span text:style-name="T1">decoded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draw:layer="layout" svg:width="2.3cm" svg:height="2.5cm" svg:x="9.199cm" svg:y="7.299cm">
          <text:p text:style-name="P1"><text:span text:style-name="T1">NMEA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2" draw:id="id2" draw:layer="layout" svg:width="2.3cm" svg:height="2.5cm" svg:x="9.199cm" svg:y="7.299cm">
          <text:p text:style-name="P1"><text:span text:style-name="T1">NMEA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layer="layout" svg:width="2.8cm" svg:height="2.7cm" svg:x="20.1cm" svg:y="7.4cm">
          <text:p text:style-name="P1"><text:span text:style-name="T3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2.7cm" svg:x="20.2cm" svg:y="11.9cm">
          <text:p text:style-name="P1"><text:span text:style-name="T3">Socket</text:span><text:span text:style-name="T3"><text:line-break/></text:span><text:span text:style-name="T3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2.7cm" svg:x="16.2cm" svg:y="11.8cm">
          <text:p text:style-name="P1"><text:span text:style-name="T3">Track</text:span><text:span text:style-name="T3"><text:line-break/></text:span><text:span text:style-name="T3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3cm" svg:height="1.9cm" svg:x="23.1cm" svg:y="4.3cm">
          <text:p text:style-name="P1"><text:span text:style-name="T3">Cha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7.2cm" svg:y1="7.6cm" svg:x2="9.5cm" svg:y2="8.2cm">
          <text:p/>
        </draw:line>
        <draw:line draw:style-name="gr6" draw:text-style-name="P1" draw:layer="layout" svg:x1="7.7cm" svg:y1="12.4cm" svg:x2="9.6cm" svg:y2="9.8cm">
          <text:p/>
        </draw:line>
        <draw:line draw:style-name="gr6" draw:text-style-name="P1" draw:layer="layout" svg:x1="6.2cm" svg:y1="11.4cm" svg:x2="6.2cm" svg:y2="11.9cm">
          <text:p/>
        </draw:line>
        <draw:line draw:style-name="gr6" draw:text-style-name="P1" draw:layer="layout" svg:x1="6.4cm" svg:y1="6cm" svg:x2="6.4cm" svg:y2="7cm">
          <text:p/>
        </draw:line>
        <draw:line draw:style-name="gr6" draw:text-style-name="P1" draw:layer="layout" svg:x1="11.3cm" svg:y1="8.6cm" svg:x2="12.8cm" svg:y2="8.6cm">
          <text:p/>
        </draw:line>
        <draw:line draw:style-name="gr6" draw:text-style-name="P1" draw:layer="layout" svg:x1="15.5cm" svg:y1="8.6cm" svg:x2="16.8cm" svg:y2="8.6cm">
          <text:p/>
        </draw:line>
        <draw:line draw:style-name="gr6" draw:text-style-name="P1" draw:layer="layout" svg:x1="18.8cm" svg:y1="8.7cm" svg:x2="20.1cm" svg:y2="8.7cm">
          <text:p/>
        </draw:line>
        <draw:line draw:style-name="gr1" draw:text-style-name="P1" draw:layer="layout" svg:x1="10.6cm" svg:y1="9.8cm" svg:x2="10.6cm" svg:y2="11.2cm">
          <text:p/>
        </draw:line>
        <draw:line draw:style-name="gr1" draw:text-style-name="P1" draw:layer="layout" svg:x1="10.6cm" svg:y1="11.2cm" svg:x2="21.2cm" svg:y2="11.3cm">
          <text:p/>
        </draw:line>
        <draw:line draw:style-name="gr6" draw:text-style-name="P1" draw:layer="layout" svg:x1="21.3cm" svg:y1="11.3cm" svg:x2="21.3cm" svg:y2="11.9cm">
          <text:p/>
        </draw:line>
        <draw:line draw:style-name="gr6" draw:text-style-name="P1" draw:layer="layout" svg:x1="17.6cm" svg:y1="10cm" svg:x2="17.6cm" svg:y2="11.9cm">
          <text:p/>
        </draw:line>
        <draw:line draw:style-name="gr6" draw:text-style-name="P1" draw:layer="layout" svg:x1="23.1cm" svg:y1="6.1cm" svg:x2="22.5cm" svg:y2="7.5cm">
          <text:p/>
        </draw:line>
        <draw:line draw:style-name="gr6" draw:text-style-name="P1" draw:layer="layout" svg:x1="23cm" svg:y1="8.7cm" svg:x2="27.2cm" svg:y2="8.7cm">
          <text:p/>
        </draw:line>
        <draw:line draw:style-name="gr6" draw:text-style-name="P1" draw:layer="layout" svg:x1="23.1cm" svg:y1="13.2cm" svg:x2="27.2cm" svg:y2="13.2cm">
          <text:p/>
        </draw:line>
        <draw:line draw:style-name="gr1" draw:text-style-name="P1" draw:layer="layout" svg:x1="14.1cm" svg:y1="10.1cm" svg:x2="14.1cm" svg:y2="10.5cm">
          <text:p/>
        </draw:line>
        <draw:line draw:style-name="gr6" draw:text-style-name="P1" draw:layer="layout" svg:x1="14.1cm" svg:y1="10.6cm" svg:x2="27.2cm" svg:y2="10.7cm">
          <text:p/>
        </draw:line>
        <draw:frame draw:style-name="gr3" draw:text-style-name="P3" draw:layer="layout" svg:width="3.199cm" svg:height="0.729cm" svg:x="24.4cm" svg:y="7.7cm">
          <draw:text-box>
            <text:p><text:span text:style-name="T1">Http port 8080</text:span></text:p>
          </draw:text-box>
        </draw:frame>
        <draw:frame draw:style-name="gr3" draw:text-style-name="P3" draw:layer="layout" svg:width="3.622cm" svg:height="0.729cm" svg:x="24.4cm" svg:y="9.5cm">
          <draw:text-box>
            <text:p><text:span text:style-name="T1">GPSD port 2947</text:span></text:p>
          </draw:text-box>
        </draw:frame>
        <draw:frame draw:style-name="gr3" draw:text-style-name="P3" draw:layer="layout" svg:width="3.495cm" svg:height="0.729cm" svg:x="24.4cm" svg:y="11.979cm">
          <draw:text-box>
            <text:p><text:span text:style-name="T1">TCP port 34567</text:span></text:p>
          </draw:text-box>
        </draw:frame>
        <draw:frame draw:style-name="gr3" draw:layer="layout" svg:width="3.99cm" svg:height="0.962cm" svg:x="19.4cm" svg:y="16.2cm">
          <draw:text-box>
            <text:p>Anav Server</text:p>
          </draw:text-box>
        </draw:frame>
        <draw:custom-shape draw:style-name="gr2" draw:text-style-name="P5" draw:layer="layout" svg:width="2.8cm" svg:height="2.7cm" svg:x="9.8cm" svg:y="11.8cm">
          <text:p text:style-name="P1"><text:span text:style-name="T3">Serial</text:span><text:span text:style-name="T3"><text:line-break/></text:span><text:span text:style-name="T3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0.1cm" svg:y1="9.8cm" svg:x2="10.1cm" svg:y2="12cm">
          <text:p/>
        </draw:line>
        <draw:custom-shape draw:style-name="gr2" draw:text-style-name="P2" draw:layer="layout" svg:width="1.9cm" svg:height="1.5cm" svg:x="5.3cm" svg:y="13.9cm">
          <text:p text:style-name="P1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.8cm" svg:y1="14.2cm" svg:x2="7.2cm" svg:y2="14.8cm">
          <text:p/>
        </draw:line>
        <draw:custom-shape draw:style-name="gr2" draw:text-style-name="P2" draw:layer="layout" svg:width="1.4cm" svg:height="1cm" svg:x="1.9cm" svg:y="14.2cm">
          <text:p text:style-name="P1"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.2cm" svg:y1="14.7cm" svg:x2="3.2cm" svg:y2="14.7cm">
          <text:p/>
        </draw:line>
        <draw:custom-shape draw:style-name="gr2" draw:text-style-name="P5" xml:id="id1" draw:id="id1" draw:layer="layout" svg:width="2.8cm" svg:height="2.7cm" svg:x="12.7cm" svg:y="4cm">
          <text:p text:style-name="P1"><text:span text:style-name="T3">Route </text:span></text:p>
          <text:p text:style-name="P1"><text:span text:style-name="T3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0.6cm" svg:y1="7.4cm" svg:x2="15.4cm" svg:y2="5.4cm">
          <text:p/>
        </draw:line>
        <draw:connector draw:style-name="gr6" draw:text-style-name="P1" draw:layer="layout" svg:x1="12.7cm" svg:y1="5.35cm" svg:x2="10.349cm" svg:y2="7.299cm" draw:start-shape="id1" draw:start-glue-point="3" draw:end-shape="id2" draw:end-glue-point="5" svg:d="M12700 5350h-2351v1949" svg:viewBox="0 0 2352 1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18:24:34</meta:creation-date>
    <dc:date>2015-01-03T21:23:15.104220373</dc:date>
    <meta:editing-duration>P6DT3H34M7S</meta:editing-duration>
    <meta:editing-cycles>4</meta:editing-cycles>
    <meta:generator>LibreOffice/4.2.7.2$Linux_X86_64 LibreOffice_project/420m0$Build-2</meta:generator>
    <dc:creator>Andreas </dc:creator>
    <meta:document-statistic meta:object-count="50"/>
  </office:meta>
</office:document-meta>
</file>